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7000002EE51DCF6A70FA0DEE8.png" manifest:media-type="image/png"/>
  <manifest:file-entry manifest:full-path="Pictures/10000000000006BC000005D431C1982E40729926.png" manifest:media-type="image/png"/>
  <manifest:file-entry manifest:full-path="Pictures/100000000000057C0000059A121DCBEA9E08EC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81in" svg:y="0in" svg:width="1.5992in" svg:height="1.6339in" draw:z-index="0"><draw:image xlink:href="Pictures/100000000000057C0000059A121DCBEA9E08ECC8.png" xlink:type="simple" xlink:show="embed" xlink:actuate="onLoad"/></draw:frame><draw:frame draw:style-name="fr1" draw:name="Image3" text:anchor-type="paragraph" svg:x="4.4598in" svg:y="-0.1457in" svg:width="2.0161in" svg:height="1.7453in" draw:z-index="1"><draw:image xlink:href="Pictures/10000000000006BC000005D431C1982E40729926.png" xlink:type="simple" xlink:show="embed" xlink:actuate="onLoad"/></draw:frame><draw:frame draw:style-name="fr1" draw:name="Image4" text:anchor-type="paragraph" svg:x="2.2437in" svg:y="-0.0402in" svg:width="1.7008in" svg:height="1.7161in" draw:z-index="2"><draw:image xlink:href="Pictures/10000000000002E7000002EE51DCF6A70FA0DE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23:22:40.743427579</meta:creation-date>
    <dc:date>2018-03-18T02:48:48.251641257</dc:date>
    <meta:editing-duration>PT2H45M46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